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2154in"/>
    </style:style>
    <style:style style:name="co2" style:family="table-column">
      <style:table-column-properties fo:break-before="auto" style:column-width="1.1283in"/>
    </style:style>
    <style:style style:name="co3" style:family="table-column">
      <style:table-column-properties fo:break-before="auto" style:column-width="1.261in"/>
    </style:style>
    <style:style style:name="co4" style:family="table-column">
      <style:table-column-properties fo:break-before="auto" style:column-width="1.0717in"/>
    </style:style>
    <style:style style:name="co5" style:family="table-column">
      <style:table-column-properties fo:break-before="auto" style:column-width="1.2055in"/>
    </style:style>
    <style:style style:name="co6" style:family="table-column">
      <style:table-column-properties fo:break-before="auto" style:column-width="1.6035in"/>
    </style:style>
    <style:style style:name="co7" style:family="table-column">
      <style:table-column-properties fo:break-before="auto" style:column-width="1.6366in"/>
    </style:style>
    <style:style style:name="co8" style:family="table-column">
      <style:table-column-properties fo:break-before="auto" style:column-width="1.272in"/>
    </style:style>
    <style:style style:name="co9" style:family="table-column">
      <style:table-column-properties fo:break-before="auto" style:column-width="0.9957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60"/>
    <style:style style:name="ce3" style:family="table-cell" style:parent-style-name="Default" style:data-style-name="N61"/>
  </office:automatic-styles>
  <office:body>
    <office:spreadsheet>
      <table:table table:name="Adjoint Collisio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ce3"/>
        <table:table-row table:style-name="ro1">
          <table:table-cell table:style-name="ce1" office:value-type="string">
            <text:p>MCSA Breakdown Calculations</text:p>
          </table:table-cell>
          <table:table-cell table:number-columns-repeated="9"/>
          <table:table-cell table:style-name="Default"/>
        </table:table-row>
        <table:table-row table:style-name="ro2">
          <table:table-cell office:value-type="string">
            <text:p>Convergence Tol</text:p>
          </table:table-cell>
          <table:table-cell table:style-name="ce2" office:value-type="float" office:value="0.00000001">
            <text:p>1.00E-008</text:p>
          </table:table-cell>
          <table:table-cell/>
          <table:table-cell office:value-type="string">
            <text:p>Serial Run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Weight Cutoff</text:p>
          </table:table-cell>
          <table:table-cell table:style-name="ce2" office:value-type="float" office:value="0.0001">
            <text:p>1.00E-004</text:p>
          </table:table-cell>
          <table:table-cell/>
          <table:table-cell office:value-type="string">
            <text:p>Searched for minimum histories required to converge in less than 100 iterations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Boundary</text:p>
          </table:table-cell>
          <table:table-cell office:value-type="string">
            <text:p>Vacuum</text:p>
          </table:table-cell>
          <table:table-cell/>
          <table:table-cell office:value-type="string">
            <text:p>Recorded the number of iterations required to converge using minimum histories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</text:p>
          </table:table-cell>
          <table:table-cell office:value-type="string">
            <text:p>Uniform</text:p>
          </table:table-cell>
          <table:table-cell/>
          <table:table-cell office:value-type="string">
            <text:p>Minimum 1 history per DOF used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Source Strengt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History search occurred in increments of 5,000</text:p>
          </table:table-cell>
          <table:table-cell table:number-columns-repeated="6"/>
          <table:table-cell table:style-name="Default"/>
        </table:table-row>
        <table:table-row table:style-name="ro1">
          <table:table-cell office:value-type="string">
            <text:p>Grid Size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Point Jacobi preconditioning for the diffusion problem</text:p>
          </table:table-cell>
          <table:table-cell table:number-columns-repeated="6"/>
          <table:table-cell table:style-name="Default"/>
        </table:table-row>
        <table:table-row table:style-name="ro3">
          <table:table-cell office:value-type="string">
            <text:p>Mesh Size</text:p>
          </table:table-cell>
          <table:table-cell office:value-type="float" office:value="100">
            <text:p>100</text:p>
          </table:table-cell>
          <table:table-cell table:number-columns-repeated="8"/>
          <table:table-cell table:style-name="Default"/>
        </table:table-row>
        <table:table-row table:style-name="ro2">
          <table:table-cell office:value-type="string">
            <text:p>dx</text:p>
          </table:table-cell>
          <table:table-cell table:formula="of:=[.B7]/[.B8]" office:value-type="float" office:value="0.1">
            <text:p>0.1</text:p>
          </table:table-cell>
          <table:table-cell/>
          <table:table-cell table:style-name="ce1" office:value-type="string">
            <text:p>MCLS State</text:p>
          </table:table-cell>
          <table:table-cell office:value-type="string">
            <text:p>b74cc69086b0528cd275319feb3ebb3840e2a10c</text:p>
          </table:table-cell>
          <table:table-cell table:number-columns-repeated="5"/>
          <table:table-cell table:style-name="Default"/>
        </table:table-row>
        <table:table-row table:style-name="ro1">
          <table:table-cell table:number-columns-repeated="3"/>
          <table:table-cell table:style-name="ce1" office:value-type="string">
            <text:p>Chimera State</text:p>
          </table:table-cell>
          <table:table-cell office:value-type="string">
            <text:p>6221957c6e5925ea071c917435f02b7e48ea4d0d</text:p>
          </table:table-cell>
          <table:table-cell table:number-columns-repeated="5"/>
          <table:table-cell table:style-name="Default"/>
        </table:table-row>
        <table:table-row table:style-name="ro3" table:number-rows-repeated="2">
          <table:table-cell table:number-columns-repeated="10"/>
          <table:table-cell table:style-name="Default"/>
        </table:table-row>
        <table:table-row table:style-name="ro2">
          <table:table-cell table:style-name="ce1" office:value-type="string">
            <text:p>Scattering XS</text:p>
          </table:table-cell>
          <table:table-cell table:style-name="ce1" office:value-type="string">
            <text:p>Absorption XS</text:p>
          </table:table-cell>
          <table:table-cell table:style-name="ce1" office:value-type="string">
            <text:p>Diffusion Length</text:p>
          </table:table-cell>
          <table:table-cell table:style-name="ce1" office:value-type="string">
            <text:p>L/dx</text:p>
          </table:table-cell>
          <table:table-cell table:style-name="ce1" office:value-type="string">
            <text:p>Spectral Radius</text:p>
          </table:table-cell>
          <table:table-cell table:style-name="ce1" office:value-type="string">
            <text:p>Histories to Converge</text:p>
          </table:table-cell>
          <table:table-cell table:style-name="ce1" office:value-type="string">
            <text:p>Iterations to Converge</text:p>
          </table:table-cell>
          <table:table-cell table:style-name="ce1" office:value-type="string">
            <text:p>Histories per DOF</text:p>
          </table:table-cell>
          <table:table-cell table:style-name="ce1" office:value-type="string">
            <text:p>CPU Time (s)</text:p>
          </table:table-cell>
          <table:table-cell table:style-name="ce1" office:value-type="string">
            <text:p>Time/Iter</text:p>
          </table:table-cell>
          <table:table-cell table:style-name="ce1" office:value-type="string">
            <text:p>Time/History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0">
            <text:p>100</text:p>
          </table:table-cell>
          <table:table-cell office:value-type="float" office:value="0.00574485">
            <text:p>0.00574485</text:p>
          </table:table-cell>
          <table:table-cell office:value-type="float" office:value="0.0574485">
            <text:p>0.0574485</text:p>
          </table:table-cell>
          <table:table-cell office:value-type="float" office:value="0.0108752">
            <text:p>0.0108752</text:p>
          </table:table-cell>
          <table:table-cell office:value-type="float" office:value="10000">
            <text:p>10000</text:p>
          </table:table-cell>
          <table:table-cell office:value-type="float" office:value="4">
            <text:p>4</text:p>
          </table:table-cell>
          <table:table-cell table:formula="of:=[.F14]/([.$B$8]*[.$B$8])" office:value-type="float" office:value="1">
            <text:p>1</text:p>
          </table:table-cell>
          <table:table-cell office:value-type="float" office:value="0.4">
            <text:p>0.4</text:p>
          </table:table-cell>
          <table:table-cell table:formula="of:=[.I14]/[.G14]" office:value-type="float" office:value="0.1">
            <text:p>0.1</text:p>
          </table:table-cell>
          <table:table-cell table:formula="of:=[.I14]/([.G14]*[.F14])" office:value-type="float" office:value="0.00001">
            <text:p>1.0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float" office:value="0.0114332">
            <text:p>0.0114332</text:p>
          </table:table-cell>
          <table:table-cell table:formula="of:=[.C15]/[.$B$9]" office:value-type="float" office:value="0.114332">
            <text:p>0.114332</text:p>
          </table:table-cell>
          <table:table-cell office:value-type="float" office:value="0.0417299">
            <text:p>0.0417299</text:p>
          </table:table-cell>
          <table:table-cell office:value-type="float" office:value="10000">
            <text:p>10000</text:p>
          </table:table-cell>
          <table:table-cell office:value-type="float" office:value="6">
            <text:p>6</text:p>
          </table:table-cell>
          <table:table-cell table:formula="of:=[.F15]/([.$B$8]*[.$B$8])" office:value-type="float" office:value="1">
            <text:p>1</text:p>
          </table:table-cell>
          <table:table-cell office:value-type="float" office:value="0.43">
            <text:p>0.43</text:p>
          </table:table-cell>
          <table:table-cell table:formula="of:=[.I15]/[.G15]" office:value-type="float" office:value="0.0716666666666667">
            <text:p>0.0716666667</text:p>
          </table:table-cell>
          <table:table-cell table:formula="of:=[.I15]/([.G15]*[.F15])" office:value-type="float" office:value="0.00000716666666666667">
            <text:p>7.1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5">
            <text:p>25</text:p>
          </table:table-cell>
          <table:table-cell office:value-type="float" office:value="0.0226455">
            <text:p>0.0226455</text:p>
          </table:table-cell>
          <table:table-cell table:formula="of:=[.C16]/[.$B$9]" office:value-type="float" office:value="0.226455">
            <text:p>0.226455</text:p>
          </table:table-cell>
          <table:table-cell office:value-type="float" office:value="0.145902">
            <text:p>0.145902</text:p>
          </table:table-cell>
          <table:table-cell office:value-type="float" office:value="10000">
            <text:p>10000</text:p>
          </table:table-cell>
          <table:table-cell office:value-type="float" office:value="8">
            <text:p>8</text:p>
          </table:table-cell>
          <table:table-cell table:formula="of:=[.F16]/([.$B$8]*[.$B$8])" office:value-type="float" office:value="1">
            <text:p>1</text:p>
          </table:table-cell>
          <table:table-cell office:value-type="float" office:value="0.48">
            <text:p>0.48</text:p>
          </table:table-cell>
          <table:table-cell table:formula="of:=[.I16]/[.G16]" office:value-type="float" office:value="0.06">
            <text:p>0.06</text:p>
          </table:table-cell>
          <table:table-cell table:formula="of:=[.I16]/([.G16]*[.F16])" office:value-type="float" office:value="0.000006">
            <text:p>6.00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 office:value-type="float" office:value="0.0550482">
            <text:p>0.0550482</text:p>
          </table:table-cell>
          <table:table-cell table:formula="of:=[.C17]/[.$B$9]" office:value-type="float" office:value="0.550482">
            <text:p>0.550482</text:p>
          </table:table-cell>
          <table:table-cell office:value-type="float" office:value="0.502226">
            <text:p>0.502226</text:p>
          </table:table-cell>
          <table:table-cell office:value-type="float" office:value="10000">
            <text:p>10000</text:p>
          </table:table-cell>
          <table:table-cell office:value-type="float" office:value="13">
            <text:p>13</text:p>
          </table:table-cell>
          <table:table-cell table:formula="of:=[.F17]/([.$B$8]*[.$B$8])" office:value-type="float" office:value="1">
            <text:p>1</text:p>
          </table:table-cell>
          <table:table-cell office:value-type="float" office:value="0.75">
            <text:p>0.75</text:p>
          </table:table-cell>
          <table:table-cell table:formula="of:=[.I17]/[.G17]" office:value-type="float" office:value="0.0576923076923077">
            <text:p>0.0576923077</text:p>
          </table:table-cell>
          <table:table-cell table:formula="of:=[.I17]/([.G17]*[.F17])" office:value-type="float" office:value="0.00000576923076923077">
            <text:p>5.7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 office:value-type="float" office:value="0.105409">
            <text:p>0.105409</text:p>
          </table:table-cell>
          <table:table-cell table:formula="of:=[.C18]/[.$B$9]" office:value-type="float" office:value="1.05409">
            <text:p>1.05409</text:p>
          </table:table-cell>
          <table:table-cell office:value-type="float" office:value="0.786953">
            <text:p>0.786953</text:p>
          </table:table-cell>
          <table:table-cell office:value-type="float" office:value="10000">
            <text:p>10000</text:p>
          </table:table-cell>
          <table:table-cell office:value-type="float" office:value="21">
            <text:p>21</text:p>
          </table:table-cell>
          <table:table-cell table:formula="of:=[.F18]/([.$B$8]*[.$B$8])" office:value-type="float" office:value="1">
            <text:p>1</text:p>
          </table:table-cell>
          <table:table-cell office:value-type="float" office:value="1.8">
            <text:p>1.8</text:p>
          </table:table-cell>
          <table:table-cell table:formula="of:=[.I18]/[.G18]" office:value-type="float" office:value="0.0857142857142857">
            <text:p>0.0857142857</text:p>
          </table:table-cell>
          <table:table-cell table:formula="of:=[.I18]/([.G18]*[.F18])" office:value-type="float" office:value="0.00000857142857142857">
            <text:p>8.57E-06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0.129099">
            <text:p>0.129099</text:p>
          </table:table-cell>
          <table:table-cell table:formula="of:=[.C19]/[.$B$9]" office:value-type="float" office:value="1.29099">
            <text:p>1.29099</text:p>
          </table:table-cell>
          <table:table-cell office:value-type="float" office:value="0.846975">
            <text:p>0.846975</text:p>
          </table:table-cell>
          <table:table-cell office:value-type="float" office:value="10000">
            <text:p>10000</text:p>
          </table:table-cell>
          <table:table-cell office:value-type="float" office:value="26">
            <text:p>26</text:p>
          </table:table-cell>
          <table:table-cell table:formula="of:=[.F19]/([.$B$8]*[.$B$8])" office:value-type="float" office:value="1">
            <text:p>1</text:p>
          </table:table-cell>
          <table:table-cell office:value-type="float" office:value="2.8">
            <text:p>2.8</text:p>
          </table:table-cell>
          <table:table-cell table:formula="of:=[.I19]/[.G19]" office:value-type="float" office:value="0.107692307692308">
            <text:p>0.1076923077</text:p>
          </table:table-cell>
          <table:table-cell table:formula="of:=[.I19]/([.G19]*[.F19])" office:value-type="float" office:value="0.0000107692307692308">
            <text:p>1.0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0.166667">
            <text:p>0.166667</text:p>
          </table:table-cell>
          <table:table-cell table:formula="of:=[.C20]/[.$B$9]" office:value-type="float" office:value="1.66667">
            <text:p>1.66667</text:p>
          </table:table-cell>
          <table:table-cell office:value-type="float" office:value="0.902013">
            <text:p>0.902013</text:p>
          </table:table-cell>
          <table:table-cell office:value-type="float" office:value="10000">
            <text:p>10000</text:p>
          </table:table-cell>
          <table:table-cell office:value-type="float" office:value="36">
            <text:p>36</text:p>
          </table:table-cell>
          <table:table-cell table:formula="of:=[.F20]/([.$B$8]*[.$B$8])" office:value-type="float" office:value="1">
            <text:p>1</text:p>
          </table:table-cell>
          <table:table-cell office:value-type="float" office:value="5.35">
            <text:p>5.35</text:p>
          </table:table-cell>
          <table:table-cell table:formula="of:=[.I20]/[.G20]" office:value-type="float" office:value="0.148611111111111">
            <text:p>0.1486111111</text:p>
          </table:table-cell>
          <table:table-cell table:formula="of:=[.I20]/([.G20]*[.F20])" office:value-type="float" office:value="0.0000148611111111111">
            <text:p>1.49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0.235702">
            <text:p>0.235702</text:p>
          </table:table-cell>
          <table:table-cell table:formula="of:=[.C21]/[.$B$9]" office:value-type="float" office:value="2.35702">
            <text:p>2.35702</text:p>
          </table:table-cell>
          <table:table-cell office:value-type="float" office:value="0.948226">
            <text:p>0.948226</text:p>
          </table:table-cell>
          <table:table-cell office:value-type="float" office:value="10000">
            <text:p>10000</text:p>
          </table:table-cell>
          <table:table-cell office:value-type="float" office:value="76">
            <text:p>76</text:p>
          </table:table-cell>
          <table:table-cell table:formula="of:=[.F21]/([.$B$8]*[.$B$8])" office:value-type="float" office:value="1">
            <text:p>1</text:p>
          </table:table-cell>
          <table:table-cell office:value-type="float" office:value="19.242">
            <text:p>19.242</text:p>
          </table:table-cell>
          <table:table-cell table:formula="of:=[.I21]/[.G21]" office:value-type="float" office:value="0.253184210526316">
            <text:p>0.2531842105</text:p>
          </table:table-cell>
          <table:table-cell table:formula="of:=[.I21]/([.G21]*[.F21])" office:value-type="float" office:value="0.0000253184210526316">
            <text:p>2.53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75">
            <text:p>1.75</text:p>
          </table:table-cell>
          <table:table-cell office:value-type="float" office:value="0.263181">
            <text:p>0.263181</text:p>
          </table:table-cell>
          <table:table-cell table:formula="of:=[.C22]/[.$B$9]" office:value-type="float" office:value="2.63181">
            <text:p>2.63181</text:p>
          </table:table-cell>
          <table:table-cell office:value-type="float" office:value="0.95794">
            <text:p>0.95794</text:p>
          </table:table-cell>
          <table:table-cell office:value-type="float" office:value="15000">
            <text:p>15000</text:p>
          </table:table-cell>
          <table:table-cell office:value-type="float" office:value="56">
            <text:p>56</text:p>
          </table:table-cell>
          <table:table-cell table:formula="of:=[.F22]/([.$B$8]*[.$B$8])" office:value-type="float" office:value="1.5">
            <text:p>1.5</text:p>
          </table:table-cell>
          <table:table-cell office:value-type="float" office:value="25">
            <text:p>25</text:p>
          </table:table-cell>
          <table:table-cell table:formula="of:=[.I22]/[.G22]" office:value-type="float" office:value="0.446428571428571">
            <text:p>0.4464285714</text:p>
          </table:table-cell>
          <table:table-cell table:formula="of:=[.I22]/([.G22]*[.F22])" office:value-type="float" office:value="0.0000297619047619048">
            <text:p>2.98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5">
            <text:p>1.5</text:p>
          </table:table-cell>
          <table:table-cell office:value-type="float" office:value="0.298142">
            <text:p>0.298142</text:p>
          </table:table-cell>
          <table:table-cell table:formula="of:=[.C23]/[.$B$9]" office:value-type="float" office:value="2.98142">
            <text:p>2.98142</text:p>
          </table:table-cell>
          <table:table-cell office:value-type="float" office:value="0.966801">
            <text:p>0.966801</text:p>
          </table:table-cell>
          <table:table-cell office:value-type="float" office:value="15000">
            <text:p>15000</text:p>
          </table:table-cell>
          <table:table-cell office:value-type="float" office:value="82">
            <text:p>82</text:p>
          </table:table-cell>
          <table:table-cell table:formula="of:=[.F23]/([.$B$8]*[.$B$8])" office:value-type="float" office:value="1.5">
            <text:p>1.5</text:p>
          </table:table-cell>
          <table:table-cell office:value-type="float" office:value="45.6">
            <text:p>45.6</text:p>
          </table:table-cell>
          <table:table-cell table:formula="of:=[.I23]/[.G23]" office:value-type="float" office:value="0.55609756097561">
            <text:p>0.556097561</text:p>
          </table:table-cell>
          <table:table-cell table:formula="of:=[.I23]/([.G23]*[.F23])" office:value-type="float" office:value="0.0000370731707317073">
            <text:p>3.7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1.25">
            <text:p>1.25</text:p>
          </table:table-cell>
          <table:table-cell office:value-type="float" office:value="0.344265">
            <text:p>0.344265</text:p>
          </table:table-cell>
          <table:table-cell table:formula="of:=[.C24]/[.$B$9]" office:value-type="float" office:value="3.44265">
            <text:p>3.44265</text:p>
          </table:table-cell>
          <table:table-cell office:value-type="float" office:value="0.974757">
            <text:p>0.974757</text:p>
          </table:table-cell>
          <table:table-cell office:value-type="float" office:value="20000">
            <text:p>20000</text:p>
          </table:table-cell>
          <table:table-cell office:value-type="float" office:value="78">
            <text:p>78</text:p>
          </table:table-cell>
          <table:table-cell table:formula="of:=[.F24]/([.$B$8]*[.$B$8])" office:value-type="float" office:value="2">
            <text:p>2</text:p>
          </table:table-cell>
          <table:table-cell office:value-type="float" office:value="73.5">
            <text:p>73.5</text:p>
          </table:table-cell>
          <table:table-cell table:formula="of:=[.I24]/[.G24]" office:value-type="float" office:value="0.942307692307692">
            <text:p>0.9423076923</text:p>
          </table:table-cell>
          <table:table-cell table:formula="of:=[.I24]/([.G24]*[.F24])" office:value-type="float" office:value="0.0000471153846153846">
            <text:p>4.71E-05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float" office:value="0.408248">
            <text:p>0.408248</text:p>
          </table:table-cell>
          <table:table-cell table:formula="of:=[.C25]/[.$B$9]" office:value-type="float" office:value="4.08248">
            <text:p>4.08248</text:p>
          </table:table-cell>
          <table:table-cell office:value-type="float" office:value="0.981759">
            <text:p>0.981759</text:p>
          </table:table-cell>
          <table:table-cell office:value-type="float" office:value="25000">
            <text:p>25000</text:p>
          </table:table-cell>
          <table:table-cell office:value-type="float" office:value="95">
            <text:p>95</text:p>
          </table:table-cell>
          <table:table-cell table:formula="of:=[.F25]/([.$B$8]*[.$B$8])" office:value-type="float" office:value="2.5">
            <text:p>2.5</text:p>
          </table:table-cell>
          <table:table-cell office:value-type="float" office:value="145">
            <text:p>145</text:p>
          </table:table-cell>
          <table:table-cell table:formula="of:=[.I25]/[.G25]" office:value-type="float" office:value="1.52631578947368">
            <text:p>1.5263157895</text:p>
          </table:table-cell>
          <table:table-cell table:formula="of:=[.I25]/([.G25]*[.F25])" office:value-type="float" office:value="0.0000610526315789474">
            <text:p>6.11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75">
            <text:p>0.75</text:p>
          </table:table-cell>
          <table:table-cell office:value-type="float" office:value="0.503953">
            <text:p>0.503953</text:p>
          </table:table-cell>
          <table:table-cell table:formula="of:=[.C26]/[.$B$9]" office:value-type="float" office:value="5.03953">
            <text:p>5.03953</text:p>
          </table:table-cell>
          <table:table-cell office:value-type="float" office:value="0.987762">
            <text:p>0.987762</text:p>
          </table:table-cell>
          <table:table-cell office:value-type="float" office:value="40000">
            <text:p>40000</text:p>
          </table:table-cell>
          <table:table-cell office:value-type="float" office:value="81">
            <text:p>81</text:p>
          </table:table-cell>
          <table:table-cell table:formula="of:=[.F26]/([.$B$8]*[.$B$8])" office:value-type="float" office:value="4">
            <text:p>4</text:p>
          </table:table-cell>
          <table:table-cell office:value-type="float" office:value="269">
            <text:p>269</text:p>
          </table:table-cell>
          <table:table-cell table:formula="of:=[.I26]/[.G26]" office:value-type="float" office:value="3.32098765432099">
            <text:p>3.3209876543</text:p>
          </table:table-cell>
          <table:table-cell table:formula="of:=[.I26]/([.G26]*[.F26])" office:value-type="float" office:value="0.0000830246913580247">
            <text:p>8.30E-05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5">
            <text:p>0.5</text:p>
          </table:table-cell>
          <table:table-cell office:value-type="float" office:value="0.666667">
            <text:p>0.666667</text:p>
          </table:table-cell>
          <table:table-cell table:formula="of:=[.C27]/[.$B$9]" office:value-type="float" office:value="6.66667">
            <text:p>6.66667</text:p>
          </table:table-cell>
          <table:table-cell office:value-type="float" office:value="0.992792">
            <text:p>0.992792</text:p>
          </table:table-cell>
          <table:table-cell office:value-type="float" office:value="75000">
            <text:p>75000</text:p>
          </table:table-cell>
          <table:table-cell/>
          <table:table-cell table:formula="of:=[.F27]/([.$B$8]*[.$B$8])" office:value-type="float" office:value="7.5">
            <text:p>7.5</text:p>
          </table:table-cell>
          <table:table-cell/>
          <table:table-cell table:formula="of:=[.I27]/[.G27]" office:value-type="float" office:value="0">
            <text:p>#DIV/0!</text:p>
          </table:table-cell>
          <table:table-cell table:formula="of:=[.I27]/([.G27]*[.F27])" office:value-type="float" office:value="0">
            <text:p>#DIV/0!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float" office:value="0.25">
            <text:p>0.25</text:p>
          </table:table-cell>
          <table:table-cell/>
          <table:table-cell table:formula="of:=[.C28]/[.$B$9]" office:value-type="float" office:value="0">
            <text:p>0</text:p>
          </table:table-cell>
          <table:table-cell/>
          <table:table-cell table:number-columns-repeated="2"/>
          <table:table-cell table:formula="of:=[.F28]/([.$B$8]*[.$B$8])" office:value-type="float" office:value="0">
            <text:p>0</text:p>
          </table:table-cell>
          <table:table-cell/>
          <table:table-cell table:formula="of:=[.I28]/[.G28]" office:value-type="float" office:value="0">
            <text:p>#DIV/0!</text:p>
          </table:table-cell>
          <table:table-cell table:formula="of:=[.I28]/([.G28]*[.F28])" office:value-type="float" office:value="0">
            <text:p>#DIV/0!</text:p>
          </table:table-cell>
        </table:table-row>
      </table:table>
      <table:table table:name="Adjoint Expected Value" table:style-name="ta1">
        <table:table-column table:style-name="co10" table:default-cell-style-name="Default"/>
        <table:table-row table:style-name="ro3">
          <table:table-cell/>
        </table:table-row>
      </table:table>
      <table:table table:name="Forward Collsion" table:style-name="ta1">
        <table:table-column table:style-name="co10" table:default-cell-style-name="Default"/>
        <table:table-row table:style-name="ro3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1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tuart Slattery</meta:initial-creator>
    <meta:creation-date>2013-05-14T09:25:49</meta:creation-date>
    <dc:date>2013-05-14T10:30:19</dc:date>
    <dc:creator>Stuart Slattery</dc:creator>
    <meta:editing-duration>PT57M42S</meta:editing-duration>
    <meta:editing-cycles>23</meta:editing-cycles>
    <meta:generator>LibreOffice/4.0.2.2$Linux_X86_64 LibreOffice_project/400m0$Build-2</meta:generator>
    <meta:document-statistic meta:table-count="3" meta:cell-count="202" meta:object-count="0"/>
  </office:meta>
</office:document-meta>
</file>